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Heading_20_1">
      <style:text-properties officeooo:paragraph-rsid="00112684"/>
    </style:style>
    <style:style style:name="P3" style:family="paragraph" style:parent-style-name="Heading_20_1">
      <style:text-properties fo:font-size="14pt" style:font-size-asian="14pt" style:font-size-complex="14pt"/>
    </style:style>
    <style:style style:name="P4" style:family="paragraph" style:parent-style-name="Heading_20_1">
      <style:text-properties fo:font-size="14pt" officeooo:paragraph-rsid="001298f9" style:font-size-asian="14pt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text-properties fo:color="#000000" loext:opacity="100%" style:font-name="Arial" fo:font-size="12pt" fo:font-weight="normal" officeooo:paragraph-rsid="00112684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000000" loext:opacity="100%" fo:font-size="12pt" fo:font-weight="normal" officeooo:paragraph-rsid="00112684" style:font-size-asian="12pt" style:font-weight-asian="normal" style:font-size-complex="12pt" style:font-weight-complex="normal"/>
    </style:style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itle">
      <style:text-properties fo:font-size="24pt" style:font-size-asian="24pt" style:font-size-complex="24pt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298f9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33332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3f5d5" style:font-size-asian="12pt" style:font-weight-asian="normal" style:font-size-complex="12pt" style:font-weight-complex="normal"/>
    </style:style>
    <style:style style:name="T6" style:family="text">
      <style:text-properties style:font-name="Arial" style:text-underline-style="none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133332"/>
    </style:style>
    <style:style style:name="T12" style:family="text">
      <style:text-properties officeooo:rsid="0013f5d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2">Implantació d'arquitectures web</text:p>
      <text:p text:style-name="P1">Enunciat</text:p>
      <text:h text:style-name="P2" text:outline-level="1"><text:span text:style-name="T1">1. Què és una màscara de xarxa? Indica quines xarxes poden ser usades per a usos privats (no poden accedir a internet)?</text:span></text:h>
      <text:p text:style-name="P9"><text:span text:style-name="T6">La màscara de xarxa és una combinació de bits que serveix per a delimitar l'àmbit d'una xarxa d'ordinadors. </text:span></text:p>
      <text:p text:style-name="P8"><text:span text:style-name="T9">Els rangs d'adreces IP privades més comuns són:</text:span></text:p>
      <text:list text:style-name="L1">
        <text:list-item>
          <text:p text:style-name="P6"><text:span text:style-name="Strong_20_Emphasis"><text:span text:style-name="T10">Rang 10.0.0.0 a 10.255.255.255</text:span></text:span><text:span text:style-name="T10"> (Classe A)</text:span></text:p>
          <text:list>
            <text:list-item>
              <text:p text:style-name="P7"><text:span text:style-name="T10">Màscara de subxarxa: </text:span><text:span text:style-name="Source_20_Text"><text:span text:style-name="T10">255.0.0.0</text:span></text:span><text:span text:style-name="T10"> (o </text:span><text:span text:style-name="Source_20_Text"><text:span text:style-name="T10">/8</text:span></text:span><text:span text:style-name="T10">)</text:span></text:p>
            </text:list-item>
          </text:list>
        </text:list-item>
        <text:list-item>
          <text:p text:style-name="P6"><text:span text:style-name="Strong_20_Emphasis"><text:span text:style-name="T10">Rang 172.16.0.0 a 172.31.255.255</text:span></text:span><text:span text:style-name="T10"> (Classe B)</text:span></text:p>
          <text:list>
            <text:list-item>
              <text:p text:style-name="P7"><text:span text:style-name="T10">Màscara de subxarxa: </text:span><text:span text:style-name="Source_20_Text"><text:span text:style-name="T10">255.240.0.0</text:span></text:span><text:span text:style-name="T10"> (o </text:span><text:span text:style-name="Source_20_Text"><text:span text:style-name="T10">/12</text:span></text:span><text:span text:style-name="T10">)</text:span></text:p>
            </text:list-item>
          </text:list>
        </text:list-item>
        <text:list-item>
          <text:p text:style-name="P6"><text:span text:style-name="Strong_20_Emphasis"><text:span text:style-name="T10">Rang 192.168.0.0 a 192.168.255.255</text:span></text:span><text:span text:style-name="T10"> (Classe C)</text:span></text:p>
          <text:list>
            <text:list-item>
              <text:p text:style-name="P6"><text:span text:style-name="T10">Màscara de subxarxa: </text:span><text:span text:style-name="Source_20_Text"><text:span text:style-name="T10">255.255.0.0</text:span></text:span><text:span text:style-name="T10"> (o </text:span><text:span text:style-name="Source_20_Text"><text:span text:style-name="T10">/16</text:span></text:span><text:span text:style-name="T10">)</text:span></text:p>
            </text:list-item>
          </text:list>
        </text:list-item>
      </text:list>
      <text:h text:style-name="P3" text:outline-level="1" text:is-list-header="true">2. Què representa l'adreça IP 127.0.0.1? i la 127.1.2.254?</text:h>
      <text:p text:style-name="Text_20_body"><text:span text:style-name="T2">1. </text:span><text:span text:style-name="T3">Adreça IP</text:span><text:span text:style-name="T2"> </text:span><text:span text:style-name="Strong_20_Emphasis"><text:span text:style-name="T2">127.0.0.1: Aquesta és l'adreça més coneguda dins del rang 127.0.0.0/8, també coneguda com la "loopback address" o adreça de retrocés.</text:span></text:span></text:p>
      <text:p text:style-name="Text_20_body"><text:span text:style-name="Strong_20_Emphasis"><text:span text:style-name="T2">2. </text:span></text:span><text:span text:style-name="Strong_20_Emphasis"><text:span text:style-name="T3">Adreça IP </text:span></text:span><text:span text:style-name="Strong_20_Emphasis"><text:span text:style-name="T2">127.1.2.254: Es</text:span></text:span><text:span text:style-name="Strong_20_Emphasis"><text:span text:style-name="T3"> una adreça dins del mateix rang de loopback(127.0.0/8), però és menys comú que la 127.0.0.1. Tota la gran majoria de les aplicacions utilitzen la 127.0.0.1 qualsevol dins d’aquest rang.</text:span></text:span></text:p>
      <text:h text:style-name="P4" text:outline-level="1">3. Què és un node virtual (Virtual host)? De quines tres formes podem discriminar un node virtual (virtual host)?</text:h>
      <text:p text:style-name="Text_20_body">Un node virtual és un concepte que es fa servir en diferents am̀bilts de la informàtica, principalment en xarxes,sistemes distribuïts i virtualització. </text:p>
      <text:p text:style-name="Text_20_body">Les tres formes més comunes de discriminar un node virtual són:</text:p>
      <text:list text:style-name="L4">
        <text:list-item>
          <text:p text:style-name="P10"><text:span text:style-name="Strong_20_Emphasis">Per nom de domini: El servidor web identifica el node virtual segons el nom de domini de la petició HTTP.</text:span></text:p>
        </text:list-item>
        <text:list-item>
          <text:p text:style-name="P10"><text:span text:style-name="Strong_20_Emphasis">Per adreça IP: En aquest cas, el servidor web discrimina el node virtual basant-se en l'adreça IP de la petició.</text:span></text:p>
        </text:list-item>
        <text:list-item>
          <text:p text:style-name="P10"><text:span text:style-name="Strong_20_Emphasis">Per port: Un mateix servidor pot servir diferents aplicacions a través de diferents ports.</text:span></text:p>
        </text:list-item>
      </text:list>
      <text:h text:style-name="Heading_20_1" text:outline-level="1"><text:span text:style-name="Strong_20_Emphasis"><text:span text:style-name="T1">4. Què és una URI? Quines parts la formen?</text:span></text:span></text:h>
      <text:p text:style-name="Text_20_body"><text:span text:style-name="Strong_20_Emphasis">URI: És un text curt que identifica sense equivocació qualsevol recurs (servei, pàgina, document, etc..) accessible en una xarxa. </text:span></text:p>
      <text:p text:style-name="Text_20_body"><text:span text:style-name="Strong_20_Emphasis"><text:span text:style-name="T2">Normalment un URI consta de dues parts: </text:span></text:span></text:p>
      <text:list text:style-name="L5">
        <text:list-item>
          <text:p text:style-name="P11"><text:soft-page-break/>Identificador del mètode d’accés(protocol) al recurs, per exemple http:,carles:ftp</text:p>
        </text:list-item>
        <text:list-item>
          <text:p text:style-name="P11">Nom del recurs, per exemple <text:s/>«//www.viquipedia.cat»</text:p>
        </text:list-item>
      </text:list>
      <text:h text:style-name="Heading_20_1" text:outline-level="1"><text:span text:style-name="Strong_20_Emphasis"><text:span text:style-name="T1">5. Pel que fa a la configuració d'Apache. Què és el DocumentRoot? i DirectoryIndex?</text:span></text:span></text:h>
      <text:h text:style-name="Heading_20_1" text:outline-level="1"><text:span text:style-name="Strong_20_Emphasis"><text:span text:style-name="T1">6. Què són els tipus MIME?</text:span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16:39.969379389</meta:creation-date>
    <dc:date>2025-03-03T19:01:45.859823725</dc:date>
    <meta:editing-duration>PT2M8S</meta:editing-duration>
    <meta:editing-cycles>1</meta:editing-cycles>
    <meta:document-statistic meta:table-count="0" meta:image-count="0" meta:object-count="0" meta:page-count="3" meta:paragraph-count="27" meta:word-count="341" meta:character-count="2082" meta:non-whitespace-character-count="1774"/>
    <meta:generator>LibreOffice/24.2.7.2$Linux_X86_64 LibreOffice_project/420$Build-2</meta:generator>
  </office:meta>
</office:document-meta>
</file>